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Kunstler Script" svg:font-family="'Kunstler Script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paragraph-properties fo:line-height="200%" fo:text-align="start" style:justify-single-word="false"/>
      <style:text-properties fo:color="#5a5a5a" loext:opacity="100%" style:font-name="Calibri Light" fo:font-size="11pt" fo:letter-spacing="0.028cm" fo:font-weight="normal" officeooo:rsid="000c1017" officeooo:paragraph-rsid="001a50e9" style:font-size-asian="11pt" style:font-weight-asian="normal" style:font-size-complex="11pt" style:font-weight-complex="normal"/>
    </style:style>
    <style:style style:name="P2" style:family="paragraph" style:parent-style-name="Text_20_body">
      <style:paragraph-properties fo:line-height="100%" fo:text-align="start" style:justify-single-word="false"/>
      <style:text-properties fo:color="#000000" loext:opacity="100%" style:font-name="Calibri Light" fo:font-size="12pt" fo:letter-spacing="normal" style:text-underline-style="none" fo:font-weight="normal" officeooo:rsid="001a50e9" officeooo:paragraph-rsid="001a50e9" style:font-size-asian="10.5pt" style:font-weight-asian="normal" style:font-size-complex="12pt" style:font-weight-complex="normal"/>
    </style:style>
    <style:style style:name="P3" style:family="paragraph" style:parent-style-name="Text_20_body">
      <style:paragraph-properties fo:line-height="100%" fo:text-align="start" style:justify-single-word="false"/>
      <style:text-properties fo:color="#000000" loext:opacity="100%" style:font-name="Calibri Light" fo:font-size="12pt" fo:letter-spacing="normal" fo:font-weight="normal" officeooo:rsid="001a50e9" officeooo:paragraph-rsid="001a50e9" style:font-size-asian="10.5pt" style:font-weight-asian="normal" style:font-size-complex="12pt" style:font-weight-complex="normal"/>
    </style:style>
    <style:style style:name="P4" style:family="paragraph" style:parent-style-name="Title">
      <style:paragraph-properties fo:text-align="start" style:justify-single-word="false"/>
      <style:text-properties style:font-name="Calibri Light1" fo:font-weight="normal" officeooo:rsid="001a50e9" officeooo:paragraph-rsid="001a50e9" style:font-weight-asian="normal" style:font-weight-complex="normal"/>
    </style:style>
    <style:style style:name="P5" style:family="paragraph" style:parent-style-name="Title">
      <style:paragraph-properties fo:margin-top="2.736cm" fo:margin-bottom="2.524cm" style:contextual-spacing="false" fo:line-height="200%" fo:text-align="end" style:justify-single-word="false"/>
      <style:text-properties style:font-name="Kunstler Script"/>
    </style:style>
    <style:style style:name="P6" style:family="paragraph" style:parent-style-name="Text_20_body" style:list-style-name="L1">
      <style:paragraph-properties style:line-spacing="0.499cm" fo:text-align="start" style:justify-single-word="false"/>
      <style:text-properties style:font-name="Calibri Light1" fo:font-size="18pt" fo:font-weight="normal" officeooo:rsid="001a50e9" officeooo:paragraph-rsid="001caaf0" style:font-name-asian="Microsoft YaHei" style:font-size-asian="18pt" style:font-weight-asian="normal" style:font-name-complex="Lucida Sans1" style:font-size-complex="18pt" style:font-weight-complex="normal"/>
    </style:style>
    <style:style style:name="P7" style:family="paragraph" style:parent-style-name="Text_20_body" style:list-style-name="L1">
      <style:paragraph-properties style:line-spacing="0.499cm" fo:text-align="start" style:justify-single-word="false"/>
      <style:text-properties fo:color="#000000" loext:opacity="100%" style:font-name="Calibri Light" fo:font-size="12pt" fo:letter-spacing="normal" fo:font-weight="normal" officeooo:rsid="001caaf0" officeooo:paragraph-rsid="001caaf0" style:font-size-asian="10.5pt" style:font-weight-asian="normal" style:font-size-complex="12pt" style:font-weight-complex="normal"/>
    </style:style>
    <style:style style:name="T1" style:family="text">
      <style:text-properties officeooo:rsid="001a50e9"/>
    </style:style>
    <style:style style:name="T2" style:family="text">
      <style:text-properties officeooo:rsid="001caaf0"/>
    </style:style>
    <style:style style:name="T3" style:family="text">
      <style:text-properties officeooo:rsid="0020d2e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dice</text:p>
      <text:p text:style-name="P1"><text:span text:style-name="T1">Indice</text:span> <text:span text:style-name="T1">de</text:span>lla guida dei controlli – stilata da bestemmie, 22/02/2023 - <text:span text:style-name="T3">22</text:span>/<text:span text:style-name="T3">01</text:span>/202<text:span text:style-name="T3">4</text:span> </text:p>
      <text:p text:style-name="P3">Questa guida <text:span text:style-name="T2">è suddivisa in due parti, che pur essendo alla fine tutta teoria, ricadrà in argomenti pratici, perciò ecco la suddivisione dei vari capitoli e come dovrebbero essere seguiti</text:span></text:p>
      <text:list text:style-name="L1">
        <text:list-item>
          <text:p text:style-name="P6">Teoria</text:p>
          <text:list>
            <text:list-item>
              <text:p text:style-name="P7">Introduzione</text:p>
            </text:list-item>
            <text:list-item>
              <text:p text:style-name="P7">Minecraft</text:p>
            </text:list-item>
            <text:list-item>
              <text:p text:style-name="P7">Prefetch</text:p>
            </text:list-item>
            <text:list-item>
              <text:p text:style-name="P7">Processi e Memoria</text:p>
            </text:list-item>
            <text:list-item>
              <text:p text:style-name="P7">File System e Journaling</text:p>
            </text:list-item>
            <text:list-item>
              <text:p text:style-name="P7">Registri ed Eventi</text:p>
            </text:list-item>
          </text:list>
        </text:list-item>
        <text:list-item>
          <text:p text:style-name="P6">Pratica</text:p>
          <text:list>
            <text:list-item>
              <text:p text:style-name="P7">Guida ai tools</text:p>
            </text:list-item>
            <text:list-item>
              <text:p text:style-name="P7">Metodi bypass e come trovarli</text:p>
            </text:list-item>
          </text:list>
        </text:list-item>
        <text:list-item>
          <text:p text:style-name="P6">Conclusione</text:p>
        </text:list-item>
      </text:list>
      <text:p text:style-name="P2">Vi auguro una buona lettura, prendetevela con calma e cercate di imparare tutto per bene, ma sopratutto, va bene la teoria, ma mi raccomando applicate tutto facendo tanta pratica.</text:p>
      <text:p text:style-name="P5">- <text:span text:style-name="T1">Bestemmi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Kunstler Script" svg:font-family="'Kunstler Script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6T11:58:37.086000000</meta:creation-date>
    <dc:date>2024-01-22T21:53:30.291000000</dc:date>
    <meta:editing-duration>PT12M59S</meta:editing-duration>
    <meta:editing-cycles>5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6" meta:word-count="108" meta:character-count="642" meta:non-whitespace-character-count="559"/>
  </office:meta>
</office:document-meta>
</file>